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T7_2" style:family="text">
      <style:text-properties fo:font-style="italic" style:font-style-asian="italic" style:font-style-complex="italic" fo:language="none" fo:language-asian="none" fo:language-complex="none"/>
    </style:style>
    <style:style style:name="T7_3" style:family="text"/>
    <style:style style:name="P8" style:family="paragraph" style:parent-style-name="Heading_20_2">
      <style:paragraph-properties fo:margin-top="0.527cm" fo:margin-bottom="0.527cm"/>
    </style:style>
    <style:style style:name="T8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9" style:family="paragraph" style:parent-style-name="Heading_20_3">
      <style:paragraph-properties fo:margin-top="0.496cm" fo:margin-bottom="0.496cm"/>
    </style:style>
    <style:style style:name="T9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Normal">
      <style:paragraph-properties fo:margin-top="0.423cm"/>
    </style:style>
    <style:style style:name="T10_1" style:family="text"/>
    <style:style style:name="T10_2" style:family="text">
      <style:text-properties fo:font-style="italic" style:font-style-asian="italic" style:font-style-complex="italic" fo:language="none" fo:language-asian="none" fo:language-complex="none"/>
    </style:style>
    <style:style style:name="T10_3" style:family="text"/>
    <style:style style:name="P11" style:family="paragraph" style:parent-style-name="Normal">
      <style:paragraph-properties fo:margin-top="0.423cm"/>
    </style:style>
    <style:style style:name="T11_1" style:family="text"/>
    <style:style style:name="P12" style:family="paragraph" style:parent-style-name="Heading_20_2">
      <style:paragraph-properties fo:margin-top="0.527cm" fo:margin-bottom="0.527cm"/>
    </style:style>
    <style:style style:name="T12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3" style:family="paragraph" style:parent-style-name="Heading_20_3">
      <style:paragraph-properties fo:margin-top="0.496cm" fo:margin-bottom="0.496cm"/>
    </style:style>
    <style:style style:name="T13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4" style:family="paragraph" style:parent-style-name="Normal">
      <style:paragraph-properties fo:margin-top="0.423cm"/>
    </style:style>
    <style:style style:name="T14_1" style:family="text"/>
    <style:style style:name="T14_2" style:family="text">
      <style:text-properties fo:font-style="italic" style:font-style-asian="italic" style:font-style-complex="italic" fo:language="none" fo:language-asian="none" fo:language-complex="none"/>
    </style:style>
    <style:style style:name="T14_3" style:family="text"/>
    <style:style style:name="T14_4" style:family="text">
      <style:text-properties fo:font-style="italic" style:font-style-asian="italic" style:font-style-complex="italic" fo:language="none" fo:language-asian="none" fo:language-complex="none"/>
    </style:style>
    <style:style style:name="T14_5" style:family="text"/>
    <style:style style:name="P15" style:family="paragraph" style:parent-style-name="Normal">
      <style:paragraph-properties fo:margin-top="0.423cm"/>
    </style:style>
    <style:style style:name="T15_1" style:family="text"/>
    <style:style style:name="T15_2" style:family="text">
      <style:text-properties fo:font-style="italic" style:font-style-asian="italic" style:font-style-complex="italic" fo:language="none" fo:language-asian="none" fo:language-complex="none"/>
    </style:style>
    <style:style style:name="T15_3" style:family="text"/>
    <style:style style:name="T15_4" style:family="text">
      <style:text-properties fo:font-style="italic" style:font-style-asian="italic" style:font-style-complex="italic" fo:language="none" fo:language-asian="none" fo:language-complex="none"/>
    </style:style>
    <style:style style:name="T15_5" style:family="text"/>
    <style:style style:name="P16" style:family="paragraph" style:parent-style-name="Heading_20_3">
      <style:paragraph-properties fo:margin-top="0.496cm" fo:margin-bottom="0.496cm"/>
    </style:style>
    <style:style style:name="T16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7" style:family="paragraph" style:parent-style-name="Normal">
      <style:paragraph-properties fo:margin-top="0.423cm" fo:margin-bottom="0.423cm"/>
    </style:style>
    <style:style style:name="T17_1" style:family="text"/>
    <style:style style:name="T17_2" style:family="text">
      <style:text-properties fo:font-style="italic" style:font-style-asian="italic" style:font-style-complex="italic" fo:language="none" fo:language-asian="none" fo:language-complex="none"/>
    </style:style>
    <style:style style:name="T17_3" style:family="text"/>
    <style:style style:name="P18" style:family="paragraph" style:parent-style-name="Normal">
      <style:paragraph-properties fo:margin-top="0.353cm"/>
    </style:style>
    <style:style style:name="T1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9" style:family="paragraph" style:parent-style-name="Normal">
      <style:paragraph-properties fo:margin-top="0.423cm" fo:margin-bottom="0.423cm"/>
    </style:style>
    <style:style style:name="T19_1" style:family="text"/>
    <style:style style:name="P20" style:family="paragraph" style:parent-style-name="Normal">
      <style:paragraph-properties fo:margin-top="0.353cm"/>
    </style:style>
    <style:style style:name="T2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1" style:family="paragraph" style:parent-style-name="Normal">
      <style:paragraph-properties fo:margin-top="0.423cm" fo:margin-bottom="0.423cm"/>
    </style:style>
    <style:style style:name="T21_1" style:family="text"/>
    <style:style style:name="T21_2" style:family="text">
      <style:text-properties fo:font-style="italic" style:font-style-asian="italic" style:font-style-complex="italic" fo:language="none" fo:language-asian="none" fo:language-complex="none"/>
    </style:style>
    <style:style style:name="T21_3" style:family="text"/>
    <style:style style:name="T21_4" style:family="text">
      <style:text-properties fo:font-style="italic" style:font-style-asian="italic" style:font-style-complex="italic" fo:language="none" fo:language-asian="none" fo:language-complex="none"/>
    </style:style>
    <style:style style:name="T21_5" style:family="text"/>
    <style:style style:name="P22" style:family="paragraph" style:parent-style-name="Normal">
      <style:paragraph-properties fo:margin-top="0.353cm"/>
    </style:style>
    <style:style style:name="T2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3" style:family="paragraph" style:parent-style-name="Heading_20_3">
      <style:paragraph-properties fo:margin-top="0.496cm" fo:margin-bottom="0.496cm"/>
    </style:style>
    <style:style style:name="T23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4" style:family="paragraph" style:parent-style-name="Normal">
      <style:paragraph-properties fo:margin-top="0.423cm" fo:margin-bottom="0.423cm"/>
    </style:style>
    <style:style style:name="T24_1" style:family="text"/>
    <style:style style:name="P25" style:family="paragraph" style:parent-style-name="Normal">
      <style:paragraph-properties fo:margin-top="0.353cm"/>
    </style:style>
    <style:style style:name="T2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6" style:family="paragraph" style:parent-style-name="Normal">
      <style:paragraph-properties fo:margin-top="0.423cm"/>
    </style:style>
    <style:style style:name="T26_1" style:family="text"/>
    <style:style style:name="P27" style:family="paragraph" style:parent-style-name="Normal">
      <style:paragraph-properties fo:margin-top="0.423cm"/>
    </style:style>
    <style:style style:name="T27_1" style:family="text"/>
    <style:style style:name="T27_2" style:family="text">
      <style:text-properties fo:language="none" fo:language-asian="none" fo:language-complex="none" fo:font-weight="bold" style:font-weight-asian="bold" style:font-weight-complex="bold"/>
    </style:style>
    <style:style style:name="P28" style:family="paragraph" style:parent-style-name="Normal">
      <style:paragraph-properties fo:margin-top="0.423cm"/>
    </style:style>
    <style:style style:name="T28_1" style:family="text"/>
    <style:style style:name="P29" style:family="paragraph" style:parent-style-name="Normal">
      <style:paragraph-properties fo:margin-top="0.423cm"/>
    </style:style>
    <style:style style:name="T29_1" style:family="text"/>
    <style:style style:name="T29_2" style:family="text">
      <style:text-properties fo:language="none" fo:language-asian="none" fo:language-complex="none" fo:font-weight="bold" style:font-weight-asian="bold" style:font-weight-complex="bold"/>
    </style:style>
    <style:style style:name="P30" style:family="paragraph" style:parent-style-name="Normal">
      <style:paragraph-properties fo:margin-top="0.423cm"/>
    </style:style>
    <style:style style:name="T30_1" style:family="text"/>
    <style:style style:name="P31" style:family="paragraph" style:parent-style-name="Normal">
      <style:paragraph-properties fo:margin-top="0.423cm"/>
    </style:style>
    <style:style style:name="T31_1" style:family="text"/>
    <style:style style:name="T31_2" style:family="text">
      <style:text-properties fo:language="none" fo:language-asian="none" fo:language-complex="none" fo:font-weight="bold" style:font-weight-asian="bold" style:font-weight-complex="bold"/>
    </style:style>
    <style:style style:name="P32" style:family="paragraph" style:parent-style-name="Normal">
      <style:paragraph-properties fo:margin-top="0.423cm"/>
    </style:style>
    <style:style style:name="T32_1" style:family="text"/>
    <style:style style:name="P33" style:family="paragraph" style:parent-style-name="Normal">
      <style:paragraph-properties fo:margin-top="0.423cm"/>
    </style:style>
    <style:style style:name="T33_1" style:family="text"/>
    <style:style style:name="T33_2" style:family="text">
      <style:text-properties fo:language="none" fo:language-asian="none" fo:language-complex="none" fo:font-weight="bold" style:font-weight-asian="bold" style:font-weight-complex="bold"/>
    </style:style>
    <style:style style:name="T33_3" style:family="text"/>
    <style:style style:name="T33_4" style:family="text">
      <style:text-properties fo:language="none" fo:language-asian="none" fo:language-complex="none" fo:font-weight="bold" style:font-weight-asian="bold" style:font-weight-complex="bold"/>
    </style:style>
    <style:style style:name="P34" style:family="paragraph" style:parent-style-name="Normal">
      <style:paragraph-properties fo:margin-top="0.423cm"/>
    </style:style>
    <style:style style:name="T34_1" style:family="text"/>
    <style:style style:name="P35" style:family="paragraph" style:parent-style-name="Normal">
      <style:paragraph-properties fo:margin-top="0.423cm"/>
    </style:style>
    <style:style style:name="T35_1" style:family="text"/>
    <style:style style:name="T35_2" style:family="text">
      <style:text-properties fo:language="none" fo:language-asian="none" fo:language-complex="none" fo:font-weight="bold" style:font-weight-asian="bold" style:font-weight-complex="bold"/>
    </style:style>
    <style:style style:name="P36" style:family="paragraph" style:parent-style-name="Normal">
      <style:paragraph-properties fo:margin-top="0.423cm"/>
    </style:style>
    <style:style style:name="T36_1" style:family="text"/>
    <style:style style:name="P37" style:family="paragraph" style:parent-style-name="Normal">
      <style:paragraph-properties fo:margin-top="0.423cm"/>
    </style:style>
    <style:style style:name="T37_1" style:family="text"/>
    <style:style style:name="T37_2" style:family="text">
      <style:text-properties fo:language="none" fo:language-asian="none" fo:language-complex="none" fo:font-weight="bold" style:font-weight-asian="bold" style:font-weight-complex="bold"/>
    </style:style>
    <style:style style:name="P38" style:family="paragraph" style:parent-style-name="Normal">
      <style:paragraph-properties fo:margin-top="0.423cm"/>
    </style:style>
    <style:style style:name="T38_1" style:family="text"/>
    <style:style style:name="T38_2" style:family="text">
      <style:text-properties fo:font-style="italic" style:font-style-asian="italic" style:font-style-complex="italic" fo:language="none" fo:language-asian="none" fo:language-complex="none"/>
    </style:style>
    <style:style style:name="T38_3" style:family="text"/>
    <style:style style:name="P39" style:family="paragraph" style:parent-style-name="Heading_20_2">
      <style:paragraph-properties fo:margin-top="0.527cm" fo:margin-bottom="0.527cm"/>
    </style:style>
    <style:style style:name="T39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40" style:family="paragraph" style:parent-style-name="Normal">
      <style:paragraph-properties fo:margin-top="0.423cm"/>
    </style:style>
    <style:style style:name="T40_1" style:family="text"/>
    <style:style style:name="P41" style:family="paragraph" style:parent-style-name="Normal">
      <style:paragraph-properties fo:margin-top="0.423cm" fo:margin-bottom="0.423cm"/>
    </style:style>
    <style:style style:name="T41_1" style:family="text"/>
  </office:automatic-styles>
  <office:body>
    <office:text>
      <text:h text:style-name="P1" text:outline-level="1"><text:span text:style-name="T1_1">(Bitcoin)<text:s/>Script<text:s/>Kiddies<text:s/>-<text:s/>Understanding<text:s/>Basic<text:s/>Transaction<text:s/>Scripts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9-02-16<text:s/>17:34:35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In<text:s/>the<text:s/>Bitcoin<text:s/>world,<text:s/>money<text:s/>is<text:s/>not<text:s/>just<text:s/>digital<text:s/>-<text:s/>money<text:s/>is<text:s/></text:span><text:span text:style-name="T7_2">programmable!</text:span><text:span text:style-name="T7_3"><text:s/>When<text:s/>transactions<text:s/>between<text:s/>users<text:s/>on<text:s/>the<text:s/>network<text:s/>are<text:s/>created<text:s/>and<text:s/>broadcast,<text:s/>miners<text:s/>and<text:s/>nodes<text:s/>independently<text:s/>verify<text:s/>that<text:s/>these<text:s/>transactions<text:s/>are<text:s/>valid.<text:s/>But<text:s/>this<text:s/>verification<text:s/>is<text:s/>not<text:s/>just<text:s/>checking<text:s/>some<text:s/>basic<text:s/>data<text:s/>points<text:s/>-<text:s/>it<text:s/>involves<text:s/>the<text:s/>execution<text:s/>of<text:s/>special<text:s/>scripts<text:s/>specified<text:s/>in<text:s/>the<text:s/>transaction<text:s/>parameters.<text:s/></text:span></text:p>
      <text:h text:style-name="P8" text:outline-level="2"><text:span text:style-name="T8_1">Script<text:s/>Basics</text:span></text:h>
      <text:h text:style-name="P9" text:outline-level="3"><text:span text:style-name="T9_1">The<text:s/>Bitcoin<text:s/>Scripting<text:s/>Language</text:span></text:h>
      <text:p text:style-name="P10"><text:span text:style-name="T10_1">Before<text:s/>we<text:s/>can<text:s/>understand<text:s/>how<text:s/>basic<text:s/>Bitcoin<text:s/>scripts<text:s/>operate,<text:s/>we<text:s/>need<text:s/>to<text:s/>know<text:s/>a<text:s/>little<text:s/>bit<text:s/>about<text:s/>the<text:s/>scripting<text:s/>language<text:s/>itself.<text:s/>Unlike<text:s/>common<text:s/>scripting<text:s/>languages<text:s/>such<text:s/>as<text:s/>Python<text:s/>and<text:s/>Bash,<text:s/>the<text:s/>Bitcoin<text:s/>scripting<text:s/>language<text:s/>is<text:s/>quite<text:s/>limited<text:s/>and<text:s/>fairly<text:s/>simple<text:s/>in<text:s/>its<text:s/>execution.<text:s/>"Script"<text:s/>is<text:s/>stack<text:s/>based,<text:s/>meaning<text:s/>data<text:s/>is<text:s/>stored<text:s/>on<text:s/>an<text:s/>execution<text:s/>stack<text:s/>and<text:s/>script<text:s/>operators<text:s/>"push"<text:s/>and<text:s/>"pop"<text:s/>data<text:s/>from<text:s/>this<text:s/>stack.<text:s/>As<text:s/>well,<text:s/>Script<text:s/>is<text:s/></text:span><text:span text:style-name="T10_2">not</text:span><text:span text:style-name="T10_3"><text:s/>Turing<text:s/>complete.<text:s/>There<text:s/>are<text:s/>no<text:s/>functions<text:s/>for<text:s/>looping<text:s/>or<text:s/>jumping<text:s/>around<text:s/>in<text:s/>the<text:s/>order<text:s/>of<text:s/>script<text:s/>execution.<text:s/>Operations<text:s/>are<text:s/>completely<text:s/>linear<text:s/>from<text:s/>the<text:s/>beginning<text:s/>of<text:s/>execution<text:s/>to<text:s/>the<text:s/>end.<text:s/>This<text:s/>keeps<text:s/>scripts<text:s/>secure,<text:s/>as<text:s/>it<text:s/>is<text:s/>not<text:s/>possible<text:s/>to<text:s/>tie<text:s/>up<text:s/>machines<text:s/>executing<text:s/>the<text:s/>scripts<text:s/>with<text:s/>an<text:s/>infinite<text:s/>loop.</text:span></text:p>
      <text:p text:style-name="P11"><text:span text:style-name="T11_1">Some<text:s/>operators<text:s/>are<text:s/>general,<text:s/>but<text:s/>most<text:s/>are<text:s/>specific<text:s/>to<text:s/>the<text:s/>cryptography<text:s/>of<text:s/>Bitcoin.<text:s/>Operators<text:s/>such<text:s/>as<text:s/>OP_ADD,<text:s/>OP_SUB,<text:s/>OP_DUP<text:s/>are<text:s/>pretty<text:s/>self<text:s/>explanatory<text:s/>-<text:s/>they<text:s/>make<text:s/>it<text:s/>possible<text:s/>to<text:s/>add,<text:s/>subtract,<text:s/>or<text:s/>duplicate<text:s/>data<text:s/>on<text:s/>the<text:s/>stack.<text:s/>Operators<text:s/>such<text:s/>as<text:s/>OP_HASH160<text:s/>are<text:s/>more<text:s/>specific<text:s/>to<text:s/>the<text:s/>way<text:s/>Bitcoin<text:s/>operates<text:s/>-<text:s/>this<text:s/>operator<text:s/>takes<text:s/>the<text:s/>top<text:s/>item<text:s/>on<text:s/>the<text:s/>stack,<text:s/>hashes<text:s/>it<text:s/>using<text:s/>SHA-256<text:s/>and<text:s/>then<text:s/>RIPEMD160,<text:s/>and<text:s/>finally<text:s/>pushes<text:s/>the<text:s/>result<text:s/>back<text:s/>on<text:s/>to<text:s/>the<text:s/>stack.</text:span></text:p>
      <text:h text:style-name="P12" text:outline-level="2"><text:span text:style-name="T12_1">Common<text:s/>Bitcoin<text:s/>Script<text:s/>Mechanics</text:span></text:h>
      <text:h text:style-name="P13" text:outline-level="3"><text:span text:style-name="T13_1">Pay<text:s/>to<text:s/>Public<text:s/>Key<text:s/>Hash<text:s/>(P2PKH)<text:s/>Script<text:s/>Basics</text:span></text:h>
      <text:p text:style-name="P14"><text:span text:style-name="T14_1">Finally,<text:s/>we<text:s/>need<text:s/>to<text:s/>understand<text:s/>a<text:s/>bit<text:s/>about<text:s/>how<text:s/>scripts<text:s/>are<text:s/>formed<text:s/>by<text:s/>discussing<text:s/>the<text:s/>basics<text:s/>of<text:s/>transactions.<text:s/>When<text:s/>a<text:s/>user<text:s/>"receives"<text:s/>Bitcoin<text:s/>in<text:s/>a<text:s/>transaction,<text:s/>they<text:s/>don't<text:s/>just<text:s/>have<text:s/>a<text:s/>"bank<text:s/>account"<text:s/>balance<text:s/>on<text:s/>the<text:s/>blockchain.<text:s/>Rather,<text:s/>the<text:s/>blockchain<text:s/>stores<text:s/>what<text:s/>are<text:s/>called<text:s/></text:span><text:span text:style-name="T14_2">unspent<text:s/>transaction<text:s/>outputs</text:span><text:span text:style-name="T14_3"><text:s/>associated<text:s/>with<text:s/>a<text:s/>user's<text:s/>address.<text:s/>These<text:s/>outputs<text:s/>specify<text:s/>a<text:s/></text:span><text:span text:style-name="T14_4">locking<text:s/>condition</text:span><text:span text:style-name="T14_5"><text:s/>that<text:s/>must<text:s/>be<text:s/>satisfied<text:s/>in<text:s/>a<text:s/>script<text:s/>when<text:s/>the<text:s/>user<text:s/>tries<text:s/>to<text:s/>spend<text:s/>that<text:s/>output<text:s/>in<text:s/>a<text:s/>future<text:s/>transaction.<text:s/>When<text:s/>the<text:s/>user<text:s/>creates<text:s/>a<text:s/>new<text:s/>transaction<text:s/>with<text:s/>that<text:s/>UTXO,<text:s/>they<text:s/>specify<text:s/>an<text:s/>unlocking<text:s/>script<text:s/>that<text:s/>satisfies<text:s/>that<text:s/>locking<text:s/>script</text:span></text:p>
      <text:p text:style-name="P15"><text:span text:style-name="T15_1">The<text:s/>most<text:s/>common<text:s/>form<text:s/>of<text:s/>script<text:s/>on<text:s/>the<text:s/>Bitcoin<text:s/>network<text:s/>is<text:s/>called<text:s/></text:span><text:span text:style-name="T15_2">Pay<text:s/>to<text:s/>Public<text:s/>Key<text:s/>Hash</text:span><text:span text:style-name="T15_3">.<text:s/>With<text:s/>this<text:s/>type<text:s/>of<text:s/>script,<text:s/>the<text:s/>locking<text:s/>script<text:s/>requires<text:s/>that<text:s/>the<text:s/>user<text:s/>provide<text:s/>their<text:s/>public<text:s/>key<text:s/>and<text:s/>a<text:s/>digital<text:s/>signature<text:s/>formed<text:s/>with<text:s/>transaction<text:s/>data<text:s/>and<text:s/>their<text:s/>private<text:s/>key.<text:s/>This<text:s/>public<text:s/>key<text:s/>and<text:s/>digital<text:s/>signature<text:s/>will<text:s/>"satisfy"<text:s/>the<text:s/>locking<text:s/>script.<text:s/>When<text:s/>this<text:s/>unlocking<text:s/>script<text:s/>is<text:s/>combined<text:s/>with<text:s/>the<text:s/>UTXO<text:s/>locking<text:s/>script<text:s/>and<text:s/>executed,<text:s/>the<text:s/>final<text:s/>result<text:s/>on<text:s/>the<text:s/>Script<text:s/>stack<text:s/>should<text:s/>be<text:s/></text:span><text:span text:style-name="T15_4">true,</text:span><text:span text:style-name="T15_5"><text:s/>meaning<text:s/>that<text:s/>the<text:s/>user<text:s/>can<text:s/>spend<text:s/>the<text:s/>Bitcoin.</text:span></text:p>
      <text:h text:style-name="P16" text:outline-level="3"><text:span text:style-name="T16_1">P2PKH<text:s/>Formation</text:span></text:h>
      <text:p text:style-name="P17"><text:span text:style-name="T17_1">For<text:s/>a<text:s/>P2PKH<text:s/>script,<text:s/>the<text:s/></text:span><text:span text:style-name="T17_2">locking<text:s/>script</text:span><text:span text:style-name="T17_3"><text:s/>specified<text:s/>by<text:s/>an<text:s/>unspent<text:s/>transaction<text:s/>output<text:s/>looks<text:s/>like<text:s/>this:</text:span></text:p>
      <text:p text:style-name="P18"><text:span text:style-name="T18_1">OP_DUP<text:s/>OP_HASH160<text:s/>&lt;Public<text:s/>Key<text:s/>Hash&gt;<text:s/>OP_EQUALVERIFY<text:s/>OP_CHECKSIG</text:span></text:p>
      <text:p text:style-name="P19"><text:span text:style-name="T19_1">The<text:s/>unlocking<text:s/>script<text:s/>provides<text:s/>the<text:s/>user's<text:s/>signature<text:s/>and<text:s/>public<text:s/>key<text:s/>in<text:s/>order</text:span></text:p>
      <text:p text:style-name="P20"><text:span text:style-name="T20_1">&lt;Signature&gt;<text:s/>&lt;Public<text:s/>Key&gt;</text:span></text:p>
      <text:p text:style-name="P21"><text:span text:style-name="T21_1">In<text:s/>order<text:s/>to<text:s/>verify<text:s/>that<text:s/>the<text:s/>user<text:s/>owns<text:s/>the<text:s/>Bitcoin<text:s/>they<text:s/>wish<text:s/>to<text:s/>spend,<text:s/>a<text:s/>node<text:s/>verifying<text:s/>this<text:s/>transaction<text:s/>will<text:s/>append<text:s/>the<text:s/></text:span><text:span text:style-name="T21_2">locking<text:s/>script<text:s/></text:span><text:span text:style-name="T21_3">to<text:s/>the<text:s/></text:span><text:span text:style-name="T21_4">unlocking<text:s/>script</text:span><text:span text:style-name="T21_5"><text:s/>and<text:s/>then<text:s/>execute<text:s/>it:</text:span></text:p>
      <text:p text:style-name="P22"><text:span text:style-name="T22_1">&lt;Signature&gt;<text:s/>&lt;Public<text:s/>Key&gt;<text:s/>&gt;OP_DUP<text:s/>OP_HASH160<text:s/>&lt;Public<text:s/>Key<text:s/>Hash&gt;<text:s/>OP_EQUALVERIFY<text:s/>OP_CHECKSIG</text:span></text:p>
      <text:h text:style-name="P23" text:outline-level="3"><text:span text:style-name="T23_1">Script<text:s/>Execution</text:span></text:h>
      <text:p text:style-name="P24"><text:span text:style-name="T24_1">Now<text:s/>let's<text:s/>walk<text:s/>through<text:s/>how<text:s/>this<text:s/>P2PKH<text:s/>script<text:s/>executes.</text:span></text:p>
      <text:p text:style-name="P25"><text:span text:style-name="T25_1">&lt;Signature&gt;<text:s/>&lt;Public<text:s/>Key&gt;<text:s/>OP_DUP<text:s/>OP_HASH160<text:s/>&lt;Public<text:s/>Key<text:s/>Hash&gt;<text:s/>OP_EQUALVERIFY<text:s/>OP_CHECKSIG</text:span></text:p>
      <text:p text:style-name="P26"><text:span text:style-name="T26_1">First,<text:s/>the<text:s/>signature<text:s/>and<text:s/>public<text:s/>key<text:s/>specified<text:s/>by<text:s/>the<text:s/>unlocking<text:s/>script<text:s/>are<text:s/>pushed<text:s/>on<text:s/>to<text:s/>the<text:s/>stack:</text:span></text:p>
      <text:p text:style-name="P27"><text:span text:style-name="T27_1">STACK:</text:span><text:span text:style-name="T27_2"><text:s/>&lt;Signature&gt;<text:s/>&lt;Public<text:s/>Key&gt;</text:span></text:p>
      <text:p text:style-name="P28"><text:span text:style-name="T28_1">Next,<text:s/>OP_DUP<text:s/>pushes<text:s/>a<text:s/>copy<text:s/>of<text:s/>the<text:s/>top<text:s/>item<text:s/>on<text:s/>to<text:s/>the<text:s/>stack:</text:span></text:p>
      <text:p text:style-name="P29"><text:span text:style-name="T29_1">STACK:<text:s/>&lt;</text:span><text:span text:style-name="T29_2">Signature&gt;<text:s/>&lt;Public<text:s/>Key&gt;<text:s/>&lt;Public<text:s/>Key&gt;</text:span></text:p>
      <text:p text:style-name="P30"><text:span text:style-name="T30_1">OP_HASH160<text:s/>will<text:s/>pop<text:s/>the<text:s/>top<text:s/>stack<text:s/>item<text:s/>and<text:s/>hash<text:s/>it<text:s/>using<text:s/>SHA-256,<text:s/>and<text:s/>then<text:s/>RIPEMD160.<text:s/>Once<text:s/>the<text:s/>hashing<text:s/>operations<text:s/>are<text:s/>complete,<text:s/>the<text:s/>result<text:s/>is<text:s/>pushed<text:s/>on<text:s/>to<text:s/>the<text:s/>stack:</text:span></text:p>
      <text:p text:style-name="P31"><text:span text:style-name="T31_1">STACK:<text:s/>&lt;</text:span><text:span text:style-name="T31_2">Signature&gt;<text:s/>&lt;Public<text:s/>Key&gt;<text:s/>&lt;Public<text:s/>Key<text:s/>Hash&gt;</text:span></text:p>
      <text:p text:style-name="P32"><text:span text:style-name="T32_1">The<text:s/>user's<text:s/>public<text:s/>key<text:s/>hash<text:s/>(a<text:s/>data<text:s/>item)<text:s/>specified<text:s/>by<text:s/>the<text:s/>locking<text:s/>script<text:s/>is<text:s/>pushed<text:s/>on<text:s/>to<text:s/>the<text:s/>stack:<text:s/></text:span></text:p>
      <text:p text:style-name="P33"><text:span text:style-name="T33_1">STACK:<text:s/>&lt;</text:span><text:span text:style-name="T33_2">Signature&gt;<text:s/>&lt;Public<text:s/>Key&gt;<text:s/>&lt;Public<text:s/>Key<text:s/>Hash&gt;</text:span><text:span text:style-name="T33_3"><text:s/></text:span><text:span text:style-name="T33_4">&lt;Public<text:s/>Key<text:s/>Hash&gt;</text:span></text:p>
      <text:p text:style-name="P34"><text:span text:style-name="T34_1">OP_EQUALVERIFY<text:s/>now<text:s/>pops<text:s/>the<text:s/>top<text:s/>two<text:s/>stack<text:s/>items<text:s/>and<text:s/>checks<text:s/>that<text:s/>they<text:s/>are<text:s/>equal.<text:s/>If<text:s/>they<text:s/>are<text:s/>equal,<text:s/>execution<text:s/>continues.<text:s/>If<text:s/>the<text:s/>comparison<text:s/>fails,<text:s/>script<text:s/>execution<text:s/>exits<text:s/>with<text:s/>a<text:s/>failure.</text:span></text:p>
      <text:p text:style-name="P35"><text:span text:style-name="T35_1">STACK:<text:s/>&lt;</text:span><text:span text:style-name="T35_2">Signature&gt;<text:s/>&lt;Public<text:s/>Key&gt;</text:span></text:p>
      <text:p text:style-name="P36"><text:span text:style-name="T36_1">OP_CHECKSIG<text:s/>now<text:s/>verifies<text:s/>that<text:s/>the<text:s/>signature<text:s/>is<text:s/>valid<text:s/>against<text:s/>the<text:s/>public<text:s/>key<text:s/>specified.<text:s/>An<text:s/>elliptic<text:s/>curve<text:s/>digital<text:s/>signature<text:s/>is<text:s/>created<text:s/>using<text:s/>a<text:s/>private<text:s/>key<text:s/>and<text:s/>a<text:s/>specific<text:s/>message,<text:s/>and<text:s/>any<text:s/>user<text:s/>with<text:s/>that<text:s/>message<text:s/>and<text:s/>public<text:s/>key<text:s/>can<text:s/>verify<text:s/>that<text:s/>the<text:s/>signature<text:s/>is<text:s/>valid<text:s/>without<text:s/>knowing<text:s/>the<text:s/>private<text:s/>key!<text:s/>Note<text:s/>that<text:s/>the<text:s/>message<text:s/>is<text:s/>not<text:s/>a<text:s/>part<text:s/>of<text:s/>the<text:s/>script,<text:s/>but<text:s/>is<text:s/>garnered<text:s/>from<text:s/>the<text:s/>overall<text:s/>transaction<text:s/>data.<text:s/>If<text:s/>the<text:s/>signature<text:s/>is<text:s/>valid,<text:s/>OP_CHECKSIG<text:s/>pushes<text:s/>true<text:s/>on<text:s/>to<text:s/>the<text:s/>stack.</text:span></text:p>
      <text:p text:style-name="P37"><text:span text:style-name="T37_1">STACK:<text:s/></text:span><text:span text:style-name="T37_2">true</text:span></text:p>
      <text:p text:style-name="P38"><text:span text:style-name="T38_1">Any<text:s/>Bitcoin<text:s/>script<text:s/>that<text:s/>ends<text:s/>with<text:s/>just<text:s/></text:span><text:span text:style-name="T38_2">true</text:span><text:span text:style-name="T38_3"><text:s/>on<text:s/>the<text:s/>stack<text:s/>indicates<text:s/>a<text:s/>valid<text:s/>transaction.<text:s/>The<text:s/>user<text:s/>that<text:s/>created<text:s/>this<text:s/>transaction<text:s/>to<text:s/>spend<text:s/>some<text:s/>currency<text:s/>is<text:s/>in<text:s/>fact<text:s/>the<text:s/>rightful<text:s/>owner<text:s/>of<text:s/>the<text:s/>unspent<text:s/>output<text:s/>they<text:s/>want<text:s/>to<text:s/>use.</text:span></text:p>
      <text:h text:style-name="P39" text:outline-level="2"><text:span text:style-name="T39_1">Bitcoin<text:s/>Scripts<text:s/>-<text:s/>Simple<text:s/>But<text:s/>Powerful</text:span></text:h>
      <text:p text:style-name="P40"><text:span text:style-name="T40_1">For<text:s/>someone<text:s/>with<text:s/>programming<text:s/>experience<text:s/>and<text:s/>some<text:s/>computer<text:s/>science<text:s/>background,<text:s/>Bitcoin<text:s/>scripts<text:s/>are<text:s/>generally<text:s/>straightforward<text:s/>to<text:s/>understand<text:s/>since<text:s/>the<text:s/>language<text:s/>is<text:s/>limited<text:s/>and<text:s/>Turing<text:s/>incomplete.<text:s/>Understanding<text:s/>P2PKH<text:s/>scripts<text:s/>requires<text:s/>just<text:s/>a<text:s/>working<text:s/>knowledge<text:s/>of<text:s/>stack<text:s/>data<text:s/>structures<text:s/>and<text:s/>commonly<text:s/>used<text:s/>cryptographic<text:s/>algorithms,<text:s/>but<text:s/>no<text:s/>higher<text:s/>level<text:s/>programming<text:s/>constructs.<text:s/>Now<text:s/>you<text:s/>know<text:s/>what<text:s/>goes<text:s/>on<text:s/>when<text:s/>you<text:s/>send<text:s/>your<text:s/>friend<text:s/>some<text:s/>money<text:s/>from<text:s/>your<text:s/>Bitcoin<text:s/>wallet!</text:span></text:p>
      <text:p text:style-name="P41"><text:span text:style-name="T41_1">However,<text:s/>the<text:s/>beauty<text:s/>of<text:s/>programmable<text:s/>money<text:s/>is<text:s/>the<text:s/>power<text:s/>to<text:s/>create<text:s/>transactions<text:s/>beyond<text:s/>the<text:s/>normal<text:s/>flow<text:s/>of<text:s/>"Alice<text:s/>sends<text:s/>Bob<text:s/>some<text:s/>cash".<text:s/>Script<text:s/>opens<text:s/>up<text:s/>the<text:s/>possibility<text:s/>of<text:s/>things<text:s/>like<text:s/>multi-signature<text:s/>transactions,<text:s/>time<text:s/>locked<text:s/>spending,<text:s/>and<text:s/>more!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(Bitcoin) Script Kiddies - Understanding Basic Transaction Scripts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